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603" officeooo:paragraph-rsid="00089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INTERNALS MATERIAL DOWNLOAD FROM THE FOLLOWING LINK</text:p>
      <text:p text:style-name="P1"/>
      <text:p text:style-name="P1"><text:a xlink:type="simple" xlink:href="https://drive.google.com/drive/u/0/folders/1QdUh_29_cxvQqto-R-b7299CTDSkZw11" text:style-name="Internet_20_link" text:visited-style-name="Visited_20_Internet_20_Link"/></text:p>
      <text:p text:style-name="P1"><text:a xlink:type="simple" xlink:href="https://drive.google.com/drive/u/0/folders/1QdUh_29_cxvQqto-R-b7299CTDSkZw11" text:style-name="Internet_20_link" text:visited-style-name="Visited_20_Internet_20_Link">https://drive.google.com/drive/u/0/folders/1QdUh_29_cxvQqto-R-b7299CTDSkZw11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0:07.979126368</meta:creation-date>
    <dc:date>2020-12-01T18:31:00.566547668</dc:date>
    <meta:editing-duration>PT5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133" meta:non-whitespace-character-count="126"/>
  </office:meta>
</office:document-meta>
</file>